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65414689266" calcext:value-type="float">
            <text:p>2.17865</text:p>
          </table:table-cell>
          <table:table-cell office:value-type="float" office:value="2.36584205649718" calcext:value-type="float">
            <text:p>2.36584</text:p>
          </table:table-cell>
          <table:table-cell office:value-type="float" office:value="3.17894237288136" calcext:value-type="float">
            <text:p>3.178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495362711864" calcext:value-type="float">
            <text:p>2.33495</text:p>
          </table:table-cell>
          <table:table-cell office:value-type="float" office:value="2.11518515254237" calcext:value-type="float">
            <text:p>2.11519</text:p>
          </table:table-cell>
          <table:table-cell office:value-type="float" office:value="2.80976705084746" calcext:value-type="float">
            <text:p>2.809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07143502825" calcext:value-type="float">
            <text:p>2.33307</text:p>
          </table:table-cell>
          <table:table-cell office:value-type="float" office:value="2.13140183050847" calcext:value-type="float">
            <text:p>2.1314</text:p>
          </table:table-cell>
          <table:table-cell office:value-type="float" office:value="2.87199430508475" calcext:value-type="float">
            <text:p>2.871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79620338983" calcext:value-type="float">
            <text:p>2.2538</text:p>
          </table:table-cell>
          <table:table-cell office:value-type="float" office:value="2.3227646779661" calcext:value-type="float">
            <text:p>2.32276</text:p>
          </table:table-cell>
          <table:table-cell office:value-type="float" office:value="3.27257247457627" calcext:value-type="float">
            <text:p>3.272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711875706215" calcext:value-type="float">
            <text:p>2.19712</text:p>
          </table:table-cell>
          <table:table-cell office:value-type="float" office:value="2.31871966101695" calcext:value-type="float">
            <text:p>2.31872</text:p>
          </table:table-cell>
          <table:table-cell office:value-type="float" office:value="2.91286020338983" calcext:value-type="float">
            <text:p>2.912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629120903955" calcext:value-type="float">
            <text:p>2.31629</text:p>
          </table:table-cell>
          <table:table-cell office:value-type="float" office:value="2.16043561581921" calcext:value-type="float">
            <text:p>2.16044</text:p>
          </table:table-cell>
          <table:table-cell office:value-type="float" office:value="3.01494644067797" calcext:value-type="float">
            <text:p>3.01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300888135593" calcext:value-type="float">
            <text:p>2.30301</text:p>
          </table:table-cell>
          <table:table-cell office:value-type="float" office:value="2.19450108474576" calcext:value-type="float">
            <text:p>2.1945</text:p>
          </table:table-cell>
          <table:table-cell office:value-type="float" office:value="3.00243742372881" calcext:value-type="float">
            <text:p>3.002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69116384181" calcext:value-type="float">
            <text:p>2.24569</text:p>
          </table:table-cell>
          <table:table-cell office:value-type="float" office:value="2.29843082485876" calcext:value-type="float">
            <text:p>2.29843</text:p>
          </table:table-cell>
          <table:table-cell office:value-type="float" office:value="3.05895972881356" calcext:value-type="float">
            <text:p>3.058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784081355932" calcext:value-type="float">
            <text:p>2.29784</text:p>
          </table:table-cell>
          <table:table-cell office:value-type="float" office:value="2.16267505084746" calcext:value-type="float">
            <text:p>2.16268</text:p>
          </table:table-cell>
          <table:table-cell office:value-type="float" office:value="2.91496922033898" calcext:value-type="float">
            <text:p>2.914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21378531073" calcext:value-type="float">
            <text:p>2.29521</text:p>
          </table:table-cell>
          <table:table-cell office:value-type="float" office:value="2.19598677966102" calcext:value-type="float">
            <text:p>2.19599</text:p>
          </table:table-cell>
          <table:table-cell office:value-type="float" office:value="2.93092013559322" calcext:value-type="float">
            <text:p>2.930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06192090395" calcext:value-type="float">
            <text:p>2.29406</text:p>
          </table:table-cell>
          <table:table-cell office:value-type="float" office:value="2.14425706214689" calcext:value-type="float">
            <text:p>2.14426</text:p>
          </table:table-cell>
          <table:table-cell office:value-type="float" office:value="2.85027823728814" calcext:value-type="float">
            <text:p>2.850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17283615819" calcext:value-type="float">
            <text:p>2.28917</text:p>
          </table:table-cell>
          <table:table-cell office:value-type="float" office:value="2.21738594350282" calcext:value-type="float">
            <text:p>2.21739</text:p>
          </table:table-cell>
          <table:table-cell office:value-type="float" office:value="3.03311593220339" calcext:value-type="float">
            <text:p>3.033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681428248588" calcext:value-type="float">
            <text:p>2.28681</text:p>
          </table:table-cell>
          <table:table-cell office:value-type="float" office:value="2.22475801129944" calcext:value-type="float">
            <text:p>2.22476</text:p>
          </table:table-cell>
          <table:table-cell office:value-type="float" office:value="2.97183322033898" calcext:value-type="float">
            <text:p>2.971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33256497175" calcext:value-type="float">
            <text:p>2.28333</text:p>
          </table:table-cell>
          <table:table-cell office:value-type="float" office:value="2.2030315480226" calcext:value-type="float">
            <text:p>2.20303</text:p>
          </table:table-cell>
          <table:table-cell office:value-type="float" office:value="2.85769681355932" calcext:value-type="float">
            <text:p>2.85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960040677966" calcext:value-type="float">
            <text:p>2.2796</text:p>
          </table:table-cell>
          <table:table-cell office:value-type="float" office:value="2.22823961581921" calcext:value-type="float">
            <text:p>2.22824</text:p>
          </table:table-cell>
          <table:table-cell office:value-type="float" office:value="3.07200108474576" calcext:value-type="float">
            <text:p>3.0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39355932203" calcext:value-type="float">
            <text:p>2.27539</text:p>
          </table:table-cell>
          <table:table-cell office:value-type="float" office:value="2.1754986440678" calcext:value-type="float">
            <text:p>2.1755</text:p>
          </table:table-cell>
          <table:table-cell office:value-type="float" office:value="2.81153166101695" calcext:value-type="float">
            <text:p>2.811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525073446328" calcext:value-type="float">
            <text:p>2.27525</text:p>
          </table:table-cell>
          <table:table-cell office:value-type="float" office:value="2.22766214689266" calcext:value-type="float">
            <text:p>2.22766</text:p>
          </table:table-cell>
          <table:table-cell office:value-type="float" office:value="2.89867118644068" calcext:value-type="float">
            <text:p>2.898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416187570621" calcext:value-type="float">
            <text:p>2.27416</text:p>
          </table:table-cell>
          <table:table-cell office:value-type="float" office:value="2.21952989830508" calcext:value-type="float">
            <text:p>2.21953</text:p>
          </table:table-cell>
          <table:table-cell office:value-type="float" office:value="2.98566562711864" calcext:value-type="float">
            <text:p>2.985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909227118644" calcext:value-type="float">
            <text:p>2.26909</text:p>
          </table:table-cell>
          <table:table-cell office:value-type="float" office:value="2.20292933333333" calcext:value-type="float">
            <text:p>2.20293</text:p>
          </table:table-cell>
          <table:table-cell office:value-type="float" office:value="2.84178196610169" calcext:value-type="float">
            <text:p>2.841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796592090395" calcext:value-type="float">
            <text:p>2.26797</text:p>
          </table:table-cell>
          <table:table-cell office:value-type="float" office:value="2.23977089265537" calcext:value-type="float">
            <text:p>2.23977</text:p>
          </table:table-cell>
          <table:table-cell office:value-type="float" office:value="2.90905871186441" calcext:value-type="float">
            <text:p>2.909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01839548023" calcext:value-type="float">
            <text:p>2.26602</text:p>
          </table:table-cell>
          <table:table-cell office:value-type="float" office:value="2.2698082259887" calcext:value-type="float">
            <text:p>2.26981</text:p>
          </table:table-cell>
          <table:table-cell office:value-type="float" office:value="3.05913410169492" calcext:value-type="float">
            <text:p>3.059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47181920904" calcext:value-type="float">
            <text:p>2.21547</text:p>
          </table:table-cell>
          <table:table-cell office:value-type="float" office:value="2.26467905084746" calcext:value-type="float">
            <text:p>2.26468</text:p>
          </table:table-cell>
          <table:table-cell office:value-type="float" office:value="2.94363850847458" calcext:value-type="float">
            <text:p>2.943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282133333333" calcext:value-type="float">
            <text:p>2.26282</text:p>
          </table:table-cell>
          <table:table-cell office:value-type="float" office:value="2.23879929943503" calcext:value-type="float">
            <text:p>2.2388</text:p>
          </table:table-cell>
          <table:table-cell office:value-type="float" office:value="3.04328244067797" calcext:value-type="float">
            <text:p>3.043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05938983051" calcext:value-type="float">
            <text:p>2.26106</text:p>
          </table:table-cell>
          <table:table-cell office:value-type="float" office:value="2.29153407909605" calcext:value-type="float">
            <text:p>2.29153</text:p>
          </table:table-cell>
          <table:table-cell office:value-type="float" office:value="3.27203118644068" calcext:value-type="float">
            <text:p>3.272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72766101695" calcext:value-type="float">
            <text:p>2.25973</text:p>
          </table:table-cell>
          <table:table-cell office:value-type="float" office:value="2.161468" calcext:value-type="float">
            <text:p>2.16147</text:p>
          </table:table-cell>
          <table:table-cell office:value-type="float" office:value="2.79329654237288" calcext:value-type="float">
            <text:p>2.79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51446327684" calcext:value-type="float">
            <text:p>2.18751</text:p>
          </table:table-cell>
          <table:table-cell office:value-type="float" office:value="2.25892271186441" calcext:value-type="float">
            <text:p>2.25892</text:p>
          </table:table-cell>
          <table:table-cell office:value-type="float" office:value="2.87339742372881" calcext:value-type="float">
            <text:p>2.87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195084745763" calcext:value-type="float">
            <text:p>2.19195</text:p>
          </table:table-cell>
          <table:table-cell office:value-type="float" office:value="2.25150237288136" calcext:value-type="float">
            <text:p>2.2515</text:p>
          </table:table-cell>
          <table:table-cell office:value-type="float" office:value="2.77217979661017" calcext:value-type="float">
            <text:p>2.772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935037288136" calcext:value-type="float">
            <text:p>2.23935</text:p>
          </table:table-cell>
          <table:table-cell office:value-type="float" office:value="2.23755105084746" calcext:value-type="float">
            <text:p>2.23755</text:p>
          </table:table-cell>
          <table:table-cell office:value-type="float" office:value="3.07285830508475" calcext:value-type="float">
            <text:p>3.072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93957062147" calcext:value-type="float">
            <text:p>2.23794</text:p>
          </table:table-cell>
          <table:table-cell office:value-type="float" office:value="2.31552691525424" calcext:value-type="float">
            <text:p>2.31553</text:p>
          </table:table-cell>
          <table:table-cell office:value-type="float" office:value="3.12137383050847" calcext:value-type="float">
            <text:p>3.121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33941242938" calcext:value-type="float">
            <text:p>2.23634</text:p>
          </table:table-cell>
          <table:table-cell office:value-type="float" office:value="2.21888992090395" calcext:value-type="float">
            <text:p>2.21889</text:p>
          </table:table-cell>
          <table:table-cell office:value-type="float" office:value="2.88726888135593" calcext:value-type="float">
            <text:p>2.887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7153220339" calcext:value-type="float">
            <text:p>2.21972</text:p>
          </table:table-cell>
          <table:table-cell office:value-type="float" office:value="2.23607611299435" calcext:value-type="float">
            <text:p>2.23608</text:p>
          </table:table-cell>
          <table:table-cell office:value-type="float" office:value="2.9830866440678" calcext:value-type="float">
            <text:p>2.983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66289265537" calcext:value-type="float">
            <text:p>2.23466</text:p>
          </table:table-cell>
          <table:table-cell office:value-type="float" office:value="2.27030018079096" calcext:value-type="float">
            <text:p>2.2703</text:p>
          </table:table-cell>
          <table:table-cell office:value-type="float" office:value="3.04078806779661" calcext:value-type="float">
            <text:p>3.040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415392090395" calcext:value-type="float">
            <text:p>2.23415</text:p>
          </table:table-cell>
          <table:table-cell office:value-type="float" office:value="2.30950883615819" calcext:value-type="float">
            <text:p>2.30951</text:p>
          </table:table-cell>
          <table:table-cell office:value-type="float" office:value="3.05448461016949" calcext:value-type="float">
            <text:p>3.054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07663276836" calcext:value-type="float">
            <text:p>2.23408</text:p>
          </table:table-cell>
          <table:table-cell office:value-type="float" office:value="2.18602103954802" calcext:value-type="float">
            <text:p>2.18602</text:p>
          </table:table-cell>
          <table:table-cell office:value-type="float" office:value="2.83270996610169" calcext:value-type="float">
            <text:p>2.832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04454237288" calcext:value-type="float">
            <text:p>2.23404</text:p>
          </table:table-cell>
          <table:table-cell office:value-type="float" office:value="2.31520555932203" calcext:value-type="float">
            <text:p>2.31521</text:p>
          </table:table-cell>
          <table:table-cell office:value-type="float" office:value="3.24143918644068" calcext:value-type="float">
            <text:p>3.241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85993220339" calcext:value-type="float">
            <text:p>2.23186</text:p>
          </table:table-cell>
          <table:table-cell office:value-type="float" office:value="2.22581970621469" calcext:value-type="float">
            <text:p>2.22582</text:p>
          </table:table-cell>
          <table:table-cell office:value-type="float" office:value="2.87872244067797" calcext:value-type="float">
            <text:p>2.878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672601129943" calcext:value-type="float">
            <text:p>2.22673</text:p>
          </table:table-cell>
          <table:table-cell office:value-type="float" office:value="2.31234657627119" calcext:value-type="float">
            <text:p>2.31235</text:p>
          </table:table-cell>
          <table:table-cell office:value-type="float" office:value="3.03654074576271" calcext:value-type="float">
            <text:p>3.036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461220338983" calcext:value-type="float">
            <text:p>2.22461</text:p>
          </table:table-cell>
          <table:table-cell office:value-type="float" office:value="2.31103661016949" calcext:value-type="float">
            <text:p>2.31104</text:p>
          </table:table-cell>
          <table:table-cell office:value-type="float" office:value="3.13780149152542" calcext:value-type="float">
            <text:p>3.13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70931073446" calcext:value-type="float">
            <text:p>2.22271</text:p>
          </table:table-cell>
          <table:table-cell office:value-type="float" office:value="2.2706058079096" calcext:value-type="float">
            <text:p>2.27061</text:p>
          </table:table-cell>
          <table:table-cell office:value-type="float" office:value="2.97775159322034" calcext:value-type="float">
            <text:p>2.977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45575141243" calcext:value-type="float">
            <text:p>2.22046</text:p>
          </table:table-cell>
          <table:table-cell office:value-type="float" office:value="2.27913473446328" calcext:value-type="float">
            <text:p>2.27913</text:p>
          </table:table-cell>
          <table:table-cell office:value-type="float" office:value="3.01151240677966" calcext:value-type="float">
            <text:p>3.011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282908474576" calcext:value-type="float">
            <text:p>2.30283</text:p>
          </table:table-cell>
          <table:table-cell office:value-type="float" office:value="2.21660840677966" calcext:value-type="float">
            <text:p>2.21661</text:p>
          </table:table-cell>
          <table:table-cell office:value-type="float" office:value="3.12645966101695" calcext:value-type="float">
            <text:p>3.126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30833898305" calcext:value-type="float">
            <text:p>2.21531</text:p>
          </table:table-cell>
          <table:table-cell office:value-type="float" office:value="2.2556098079096" calcext:value-type="float">
            <text:p>2.25561</text:p>
          </table:table-cell>
          <table:table-cell office:value-type="float" office:value="3.00124040677966" calcext:value-type="float">
            <text:p>3.001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1375007909605" calcext:value-type="float">
            <text:p>2.21375</text:p>
          </table:table-cell>
          <table:table-cell office:value-type="float" office:value="2.23384725423729" calcext:value-type="float">
            <text:p>2.23385</text:p>
          </table:table-cell>
          <table:table-cell office:value-type="float" office:value="2.98358210169492" calcext:value-type="float">
            <text:p>2.983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54614689266" calcext:value-type="float">
            <text:p>2.21255</text:p>
          </table:table-cell>
          <table:table-cell office:value-type="float" office:value="2.22579326553672" calcext:value-type="float">
            <text:p>2.22579</text:p>
          </table:table-cell>
          <table:table-cell office:value-type="float" office:value="2.85166888135593" calcext:value-type="float">
            <text:p>2.851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36542372881" calcext:value-type="float">
            <text:p>2.21237</text:p>
          </table:table-cell>
          <table:table-cell office:value-type="float" office:value="2.25450033898305" calcext:value-type="float">
            <text:p>2.2545</text:p>
          </table:table-cell>
          <table:table-cell office:value-type="float" office:value="2.9494006779661" calcext:value-type="float">
            <text:p>2.94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29046327684" calcext:value-type="float">
            <text:p>2.21129</text:p>
          </table:table-cell>
          <table:table-cell office:value-type="float" office:value="2.24055102824859" calcext:value-type="float">
            <text:p>2.24055</text:p>
          </table:table-cell>
          <table:table-cell office:value-type="float" office:value="2.89090901694915" calcext:value-type="float">
            <text:p>2.890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676833898305" calcext:value-type="float">
            <text:p>2.20677</text:p>
          </table:table-cell>
          <table:table-cell office:value-type="float" office:value="2.34817568361582" calcext:value-type="float">
            <text:p>2.34818</text:p>
          </table:table-cell>
          <table:table-cell office:value-type="float" office:value="3.15326183050847" calcext:value-type="float">
            <text:p>3.153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220268926554" calcext:value-type="float">
            <text:p>2.2022</text:p>
          </table:table-cell>
          <table:table-cell office:value-type="float" office:value="2.25742585310735" calcext:value-type="float">
            <text:p>2.25743</text:p>
          </table:table-cell>
          <table:table-cell office:value-type="float" office:value="2.82466576271186" calcext:value-type="float">
            <text:p>2.824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062738983051" calcext:value-type="float">
            <text:p>2.20063</text:p>
          </table:table-cell>
          <table:table-cell office:value-type="float" office:value="2.36279823728814" calcext:value-type="float">
            <text:p>2.3628</text:p>
          </table:table-cell>
          <table:table-cell office:value-type="float" office:value="3.29895783050847" calcext:value-type="float">
            <text:p>3.298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50583050847" calcext:value-type="float">
            <text:p>2.28051</text:p>
          </table:table-cell>
          <table:table-cell office:value-type="float" office:value="2.20020628248588" calcext:value-type="float">
            <text:p>2.20021</text:p>
          </table:table-cell>
          <table:table-cell office:value-type="float" office:value="2.94091416949153" calcext:value-type="float">
            <text:p>2.940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78623728814" calcext:value-type="float">
            <text:p>2.19279</text:p>
          </table:table-cell>
          <table:table-cell office:value-type="float" office:value="2.30985392090396" calcext:value-type="float">
            <text:p>2.30985</text:p>
          </table:table-cell>
          <table:table-cell office:value-type="float" office:value="2.95734616949153" calcext:value-type="float">
            <text:p>2.957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63905084746" calcext:value-type="float">
            <text:p>2.29064</text:p>
          </table:table-cell>
          <table:table-cell office:value-type="float" office:value="2.19222854237288" calcext:value-type="float">
            <text:p>2.19223</text:p>
          </table:table-cell>
          <table:table-cell office:value-type="float" office:value="2.9310793220339" calcext:value-type="float">
            <text:p>2.931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049920903955" calcext:value-type="float">
            <text:p>2.1805</text:p>
          </table:table-cell>
          <table:table-cell office:value-type="float" office:value="2.34974406779661" calcext:value-type="float">
            <text:p>2.34974</text:p>
          </table:table-cell>
          <table:table-cell office:value-type="float" office:value="3.12559023728814" calcext:value-type="float">
            <text:p>3.125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58103954802" calcext:value-type="float">
            <text:p>2.24458</text:p>
          </table:table-cell>
          <table:table-cell office:value-type="float" office:value="2.17955448587571" calcext:value-type="float">
            <text:p>2.17955</text:p>
          </table:table-cell>
          <table:table-cell office:value-type="float" office:value="2.83388908474576" calcext:value-type="float">
            <text:p>2.833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710390960452" calcext:value-type="float">
            <text:p>2.1771</text:p>
          </table:table-cell>
          <table:table-cell office:value-type="float" office:value="2.28334797740113" calcext:value-type="float">
            <text:p>2.28335</text:p>
          </table:table-cell>
          <table:table-cell office:value-type="float" office:value="2.92509830508475" calcext:value-type="float">
            <text:p>2.92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397631638418" calcext:value-type="float">
            <text:p>2.31398</text:p>
          </table:table-cell>
          <table:table-cell office:value-type="float" office:value="2.166164" calcext:value-type="float">
            <text:p>2.16616</text:p>
          </table:table-cell>
          <table:table-cell office:value-type="float" office:value="3.00603227118644" calcext:value-type="float">
            <text:p>3.006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781186440678" calcext:value-type="float">
            <text:p>2.28781</text:p>
          </table:table-cell>
          <table:table-cell office:value-type="float" office:value="2.15888101694915" calcext:value-type="float">
            <text:p>2.15888</text:p>
          </table:table-cell>
          <table:table-cell office:value-type="float" office:value="2.70354955932203" calcext:value-type="float">
            <text:p>2.703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725945762712" calcext:value-type="float">
            <text:p>2.14726</text:p>
          </table:table-cell>
          <table:table-cell office:value-type="float" office:value="2.33566510734463" calcext:value-type="float">
            <text:p>2.33567</text:p>
          </table:table-cell>
          <table:table-cell office:value-type="float" office:value="2.82058277966102" calcext:value-type="float">
            <text:p>2.820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672768361582" calcext:value-type="float">
            <text:p>2.32673</text:p>
          </table:table-cell>
          <table:table-cell office:value-type="float" office:value="2.14356474576271" calcext:value-type="float">
            <text:p>2.14356</text:p>
          </table:table-cell>
          <table:table-cell office:value-type="float" office:value="2.84792488135593" calcext:value-type="float">
            <text:p>2.847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025066440678" calcext:value-type="float">
            <text:p>2.10251</text:p>
          </table:table-cell>
          <table:table-cell office:value-type="float" office:value="2.42551873446328" calcext:value-type="float">
            <text:p>2.42552</text:p>
          </table:table-cell>
          <table:table-cell office:value-type="float" office:value="2.9831433220339" calcext:value-type="float">
            <text:p>2.983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0" calcext:value-type="float">
            <text:p>0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5" calcext:value-type="float">
            <text:p>5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11:23.051634004</dc:date>
    <meta:document-statistic meta:table-count="1" meta:cell-count="4636" meta:object-count="0"/>
    <meta:generator>LibreOffice/4.2.8.2$Linux_X86_64 LibreOffice_project/420m0$Build-2</meta:generator>
  </office:meta>
</office:document-meta>
</file>